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f8f" officeooo:paragraph-rsid="0002af8f"/>
    </style:style>
    <style:style style:name="P2" style:family="paragraph" style:parent-style-name="Standard">
      <style:text-properties officeooo:rsid="0004cdd3" officeooo:paragraph-rsid="0004cdd3"/>
    </style:style>
    <style:style style:name="P3" style:family="paragraph" style:parent-style-name="Standard">
      <style:text-properties fo:font-weight="bold" officeooo:rsid="0004cdd3" officeooo:paragraph-rsid="0004cdd3" style:font-weight-asian="bold" style:font-weight-complex="bold"/>
    </style:style>
    <style:style style:name="P4" style:family="paragraph" style:parent-style-name="Standard">
      <style:text-properties fo:font-weight="bold" officeooo:rsid="0002af8f" officeooo:paragraph-rsid="0002af8f" style:font-weight-asian="bold" style:font-weight-complex="bold"/>
    </style:style>
    <style:style style:name="P5" style:family="paragraph" style:parent-style-name="Standard">
      <style:text-properties fo:font-weight="bold" officeooo:rsid="00170ff9" officeooo:paragraph-rsid="00170ff9" style:font-weight-asian="bold" style:font-weight-complex="bold"/>
    </style:style>
    <style:style style:name="P6" style:family="paragraph" style:parent-style-name="Standard">
      <style:text-properties style:text-position="0% 100%" officeooo:rsid="0004cdd3" officeooo:paragraph-rsid="0004cdd3"/>
    </style:style>
    <style:style style:name="P7" style:family="paragraph" style:parent-style-name="Standard">
      <style:text-properties officeooo:rsid="0005f103" officeooo:paragraph-rsid="0005f103"/>
    </style:style>
    <style:style style:name="P8" style:family="paragraph" style:parent-style-name="Standard">
      <style:text-properties officeooo:paragraph-rsid="00154ac6"/>
    </style:style>
    <style:style style:name="P9" style:family="paragraph" style:parent-style-name="Standard">
      <style:text-properties officeooo:rsid="00170ff9" officeooo:paragraph-rsid="00170ff9"/>
    </style:style>
    <style:style style:name="P10" style:family="paragraph" style:parent-style-name="Standard">
      <style:text-properties officeooo:rsid="00170ff9" officeooo:paragraph-rsid="0005f103"/>
    </style:style>
    <style:style style:name="P11" style:family="paragraph" style:parent-style-name="Standard">
      <style:paragraph-properties fo:break-before="page"/>
      <style:text-properties officeooo:paragraph-rsid="00154ac6"/>
    </style:style>
    <style:style style:name="P12" style:family="paragraph" style:parent-style-name="Text_20_body">
      <style:text-properties officeooo:rsid="0005f103" officeooo:paragraph-rsid="0005f103"/>
    </style:style>
    <style:style style:name="P13" style:family="paragraph" style:parent-style-name="Preformatted_20_Text">
      <style:text-properties style:text-position="0% 100%" officeooo:rsid="0004cdd3" officeooo:paragraph-rsid="0004cdd3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Heading_20_3">
      <style:text-properties officeooo:rsid="0005f103" officeooo:paragraph-rsid="0005f103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4a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ootloaders</text:p>
      <text:p text:style-name="P1"/>
      <text:p text:style-name="P1">The job of a bootloader is to make available to a newly powered processor the resources it needs to run a general-purpose operating system like Linux. </text:p>
      <text:p text:style-name="P1">At power-on, there not only is no virtual memory, but no<text:span text:style-name="T2"> DRAM until its controller is brought up.</text:span></text:p>
      <text:p text:style-name="P1"/>
      <text:p text:style-name="P1">A bootloader then<text:span text:style-name="T2"> turns on power supplies and scans buses and interfaces in order to locate the kernel image and the root filesystem</text:span>. </text:p>
      <text:p text:style-name="P1"/>
      <text:p text:style-name="P1">Popular bootloaders like U-Boot and GRUB have support for <text:span text:style-name="T2">familiar interfaces like USB, PCI, and NFS,</text:span> as well <text:span text:style-name="T2">as more embedded-specific devices like NOR- and NAND-flash</text:span>. </text:p>
      <text:p text:style-name="P1"/>
      <text:p text:style-name="P1">Bootloaders <text:span text:style-name="T2">also interact with hardware security devices like </text:span><text:a xlink:type="simple" xlink:href="https://linuxplumbersconf.org/2017/ocw/events/LPC2017/tracks/639" office:target-frame-name="_blank" xlink:show="new" text:style-name="Internet_20_link" text:visited-style-name="Visited_20_Internet_20_Link"><text:span text:style-name="T2">Trusted Platform Modules</text:span></text:a><text:span text:style-name="T2"> (TPMs)</text:span> to establish a chain of trust from earliest boot.</text:p>
      <text:p text:style-name="P1"/>
      <text:p text:style-name="P1"/>
      <text:p text:style-name="P1"/>
      <text:p text:style-name="P1"/>
      <text:p text:style-name="P3">U-Boot</text:p>
      <text:p text:style-name="P2"/>
      <text:p text:style-name="P2">The open source, widely used <text:a xlink:type="simple" xlink:href="http://www.denx.de/wiki/DULG/Manual" office:target-frame-name="_blank" xlink:show="new" text:style-name="Internet_20_link" text:visited-style-name="Visited_20_Internet_20_Link">U-Boot </text:a>bootloader is supported on systems ranging from Raspberry Pi to Nintendo devices to automotive boards to Chromebooks.</text:p>
      <text:p text:style-name="P2"/>
      <text:p text:style-name="P2">the U-Boot team offers a <text:span text:style-name="T3">sandbox</text:span> in which patches can be tested on the build-host, or even in a nightly Continuous Integration system. </text:p>
      <text:p text:style-name="P2"/>
      <text:p text:style-name="P2">In U-boot source folder,</text:p>
      <text:p text:style-name="P13">$ make ARCH=sandbox defconfig</text:p>
      <text:p text:style-name="P6"/>
      <text:p text:style-name="P2">The U-Boot sandbox <text:span text:style-name="T2">can even be single-stepped under the GDB debugger.</text:span> Development using the sandbox is 10x faster than testing by reflashing the bootloader onto a board, and a "bricked" sandbox can be recovered with Ctrl+C.</text:p>
      <text:p text:style-name="P2"/>
      <text:p text:style-name="P2">Upon completion of its tasks, the bootloader will execute a jump to kernel code that it has loaded into main memory and begin execution, passing along any command-line options that the user has specified.</text:p>
      <text:p text:style-name="P2"/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3:35:24.985866289</meta:creation-date>
    <meta:generator>LibreOffice/5.1.6.2$Linux_X86_64 LibreOffice_project/10m0$Build-2</meta:generator>
    <dc:date>2020-02-27T16:01:59.655148293</dc:date>
    <meta:editing-duration>PT2H16M13S</meta:editing-duration>
    <meta:editing-cycles>21</meta:editing-cycles>
    <meta:document-statistic meta:table-count="0" meta:image-count="0" meta:object-count="0" meta:page-count="1" meta:paragraph-count="13" meta:word-count="240" meta:character-count="1480" meta:non-whitespace-character-count="1249"/>
  </office:meta>
</office:document-meta>
</file>